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1.279cm"/>
    </style:style>
    <style:style style:name="co5" style:family="table-column">
      <style:table-column-properties fo:break-before="auto" style:column-width="0.762cm"/>
    </style:style>
    <style:style style:name="co6" style:family="table-column">
      <style:table-column-properties fo:break-before="auto" style:column-width="3.267cm"/>
    </style:style>
    <style:style style:name="co7" style:family="table-column">
      <style:table-column-properties fo:break-before="auto" style:column-width="1.034cm"/>
    </style:style>
    <style:style style:name="co8" style:family="table-column">
      <style:table-column-properties fo:break-before="auto" style:column-width="3.35cm"/>
    </style:style>
    <style:style style:name="co9" style:family="table-column">
      <style:table-column-properties fo:break-before="auto" style:column-width="6.694cm"/>
    </style:style>
    <style:style style:name="co10" style:family="table-column">
      <style:table-column-properties fo:break-before="auto" style:column-width="0.871cm"/>
    </style:style>
    <style:style style:name="co11" style:family="table-column">
      <style:table-column-properties fo:break-before="auto" style:column-width="2.477cm"/>
    </style:style>
    <style:style style:name="co12" style:family="table-column">
      <style:table-column-properties fo:break-before="auto" style:column-width="5.009cm"/>
    </style:style>
    <style:style style:name="co13" style:family="table-column">
      <style:table-column-properties fo:break-before="auto" style:column-width="1.143cm"/>
    </style:style>
    <style:style style:name="co14" style:family="table-column">
      <style:table-column-properties fo:break-before="auto" style:column-width="0.499cm"/>
    </style:style>
    <style:style style:name="co15" style:family="table-column">
      <style:table-column-properties fo:break-before="auto" style:column-width="1.334cm"/>
    </style:style>
    <style:style style:name="co16" style:family="table-column">
      <style:table-column-properties fo:break-before="auto" style:column-width="1.388cm"/>
    </style:style>
    <style:style style:name="co17" style:family="table-column">
      <style:table-column-properties fo:break-before="auto" style:column-width="1.443cm"/>
    </style:style>
    <style:style style:name="co18" style:family="table-column">
      <style:table-column-properties fo:break-before="auto" style:column-width="1.307cm"/>
    </style:style>
    <style:style style:name="co19" style:family="table-column">
      <style:table-column-properties fo:break-before="auto" style:column-width="1.088cm"/>
    </style:style>
    <style:style style:name="co20" style:family="table-column">
      <style:table-column-properties fo:break-before="auto" style:column-width="0.907cm"/>
    </style:style>
    <style:style style:name="co21" style:family="table-column">
      <style:table-column-properties fo:break-before="auto" style:column-width="1.062cm"/>
    </style:style>
    <style:style style:name="co22" style:family="table-column">
      <style:table-column-properties fo:break-before="auto" style:column-width="0.843cm"/>
    </style:style>
    <style:style style:name="co23" style:family="table-column">
      <style:table-column-properties fo:break-before="auto" style:column-width="0.771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0.658cm"/>
    </style:style>
    <style:style style:name="co26" style:family="table-column">
      <style:table-column-properties fo:break-before="auto" style:column-width="5.2cm"/>
    </style:style>
    <style:style style:name="co27" style:family="table-column">
      <style:table-column-properties fo:break-before="auto" style:column-width="0.725cm"/>
    </style:style>
    <style:style style:name="co28" style:family="table-column">
      <style:table-column-properties fo:break-before="auto" style:column-width="1.339cm"/>
    </style:style>
    <style:style style:name="co29" style:family="table-column">
      <style:table-column-properties fo:break-before="auto" style:column-width="0.679cm"/>
    </style:style>
    <style:style style:name="co30" style:family="table-column">
      <style:table-column-properties fo:break-before="auto" style:column-width="1.157cm"/>
    </style:style>
    <style:style style:name="co31" style:family="table-column">
      <style:table-column-properties fo:break-before="auto" style:column-width="3.0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UserStori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1. Sprint</text:p>
          </table:table-cell>
          <table:table-cell office:value-type="string" calcext:value-type="string">
            <text:p>User-Story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ls Spieler wird mir der aktuelle Spielstand beim 2er-Schnapsn angezeig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Spielstand auf dem neusten Stand halt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ielstand abspeiche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Spielstand anzeigen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Als Spieler werden mir zu Beginn des Spiels automatisch die Karten ausgeteilt, sodass ich damit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Kartendeck implementier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ielern zufällige Karten austei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usgeteilte Karten anzeigen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ls Spieler wird mir zu Beginn des Spiels automatisch die trumpfanzeigende Karte aufgedeckt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zufällig die trumpfanzeigende Karte auswäh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die trumpfanzeigende Karte anzeigen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Als Spieler nehme ich beim 2er-Schnapsen nach jedem Stich eine Karte auf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<text:s/>nach einem Stich jedem Spieler eine zufällige Karte austei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neue Karte anzeigen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Als Spieler bin ich nach einem gewonnenen Stich am Zug, sodass ich das Spiel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Spieler, der den letzten Stich gewonnen hat, zum Zug kommen lass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nzeigen, wer gerade am Zug ist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Als Spieler wird mir angezeigt wer einen Stich gewonnen hat, sodass ich den Spielverlauf versteh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bestimmen, wer den Stich gewonnen h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nzeigen, wer den Stich gewonnen hat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Als Spieler muss ich in den Zügen meiner Mitspieler eine eigene Karte gegen die von ihnen ausgespielte Karte ausspiel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nach Ausspielen einer Karte, den nächsten Spieler eine Karte ausspielen lass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kennen, wann der letzte Spieler eine Karte ausgespielt h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nzeigen, wer eine Karte ausspielt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ls Spieler kann ich während meines Zuges eine meiner Handkarten ausspiel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Spieler, der am Zug ist, erlauben eine Karte auszuspie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usspielen einer Karte über einen Knopfdruck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Als Spieler werden mir während dem Schnapsen meine Karten, das Kartendeck, die ausgespielten Karten und die anderen Spieler auf dem Spielfeld angezeigt, sodass ich den aktuellen Spielzustand erkenn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Handkarten anzeig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rtendeck anzeig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sgespielte Karten anzeig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ilnehmende Spieler anzeigen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Als Spieler habe ich während dem Schnapsen ein Spielfeld zur Verfügung, sodass ich darauf spielen kann (Karten legen, usw.)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Hintergrund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Als Spieler sehe ich während dem Schnapsen meine Handkarten in sortierter Reihenfolge, sodass ich bestimmte Karten schneller find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Karten sortier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Karten sortiert anzeigen</text:p>
          </table:table-cell>
        </table:table-row>
      </table:table>
      <table:table table:name="US13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s Spieler wird mir der aktuelle Spielstand beim 2er-Schnapsn angezeig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Spielstand auf dem neusten Stand halten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pielstand abspeicher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Spielstand anzeigen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as muss angezeigt werden?</text:p>
          </table:table-cell>
          <table:table-cell table:number-columns-repeated="4"/>
          <table:table-cell office:value-type="string" calcext:value-type="string">
            <text:p>A_1</text:p>
          </table:table-cell>
          <table:table-cell office:value-type="string" calcext:value-type="string">
            <text:p>Wie ist aktuell definiert?</text:p>
          </table:table-cell>
          <table:table-cell table:number-columns-repeated="2"/>
          <table:table-cell office:value-type="string" calcext:value-type="string">
            <text:p>S_1</text:p>
          </table:table-cell>
          <table:table-cell office:value-type="string" calcext:value-type="string">
            <text:p>Welche Inhalte kommen im Spielstand vor?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anzeigen stattfinden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soll angezeigt werden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kann geprüft werden, ob anzeigen durchgeführt wurde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as könnte anzeigen verhindern und was wird dann erwartet?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er aktuelle Spielstand </text:p>
          </table:table-cell>
          <table:table-cell table:number-columns-repeated="4"/>
          <table:table-cell office:value-type="string" calcext:value-type="string">
            <text:p>A_1</text:p>
          </table:table-cell>
          <table:table-cell office:value-type="string" calcext:value-type="string">
            <text:p>Beim Starten vom Spiel ist die Anzeige auf 7, später wird sie minimiert</text:p>
          </table:table-cell>
          <table:table-cell table:number-columns-repeated="2"/>
          <table:table-cell office:value-type="string" calcext:value-type="string">
            <text:p>S_1</text:p>
          </table:table-cell>
          <table:table-cell office:value-type="string" calcext:value-type="string">
            <text:p>Spielpunkte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Sobald sich die Spieler am Tisch befind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Die Anzeige soll während dem ganzen Spielverlauf angezeigt werden 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enn eine Runde des Spieles beendet wurde, muss sich die Anzeige veränder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Die Runde wird nicht als gewonnen gezählt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Werte für Spielpunkte sind: 3, 2, 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riterien – def.</text:p>
          </table:table-cell>
          <table:table-cell office:value-type="string" calcext:value-type="string">
            <text:p>A_2</text:p>
          </table:table-cell>
          <table:table-cell office:value-type="string" calcext:value-type="string">
            <text:p>Bei den Sieger der Runde werden die gewonnen Spielpunkte vom Stand subtrahier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_3</text:p>
          </table:table-cell>
          <table:table-cell office:value-type="string" calcext:value-type="string">
            <text:p>Spielpunkte des Gewinners müssen sich nach jeder Runde ändern.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ich die Spielpunkte ändern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7"/>
          <table:table-cell table:style-name="ce1" office:value-type="string" calcext:value-type="string">
            <text:p>Bemerkung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e Runde wird gespielt</text:p>
          </table:table-cell>
          <table:table-cell table:number-columns-repeated="6"/>
          <table:table-cell table:style-name="ce2" office:value-type="string" calcext:value-type="string">
            <text:p>Es gibt keine Einschränkung der Länge des Nicks bzw. der Zeiche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8"/>
          <table:table-cell office:value-type="string" calcext:value-type="string">
            <text:p>Der Knopf „entf“ funktioniert nich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iner der Spieler gewinnt und die gewonnenen Spielpunkte werden beim Gegner hinzugefügt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Test am 20.6.15 – KI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alaxy S4 (Android 5.0.1)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6"/>
          <table:table-cell table:style-name="ce1"/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estfall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ob sich die Spielpunkte ändern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Runde wird bis zum Ende gespiel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amsung 56Pkt, KI 69Pk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ie KI gewinnt und der Client erhält 1 Spielpunkt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style-name="ce1"/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greich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estfall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ob sich die Spielpunkte ändern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Runde wird bis zum Ende gespiel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amsung 56Pkt, KI 69Pk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ie KI gewinnt und der Client erhält 1 Spielpunkt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 table:number-rows-repeated="4">
          <table:table-cell table:style-name="ce1"/>
          <table:table-cell table:number-columns-repeated="12"/>
        </table:table-row>
        <table:table-row table:style-name="ro1">
          <table:table-cell table:style-name="ce1"/>
          <table:table-cell table:number-columns-repeated="12"/>
        </table:table-row>
      </table:table>
      <table:table table:name="US16" table:style-name="ta1">
        <table:table-column table:style-name="co1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ls Spieler werden mir zu Beginn des Spiels automatisch die Karten ausgeteilt, sodass ich damit spielen kann.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Kartendeck implementieren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pielern zufällige Karten austeile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ausgeteilte Karten anzeige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austeilen?</text:p>
          </table:table-cell>
          <table:table-cell table:number-columns-repeated="3"/>
          <table:table-cell office:value-type="string" calcext:value-type="string">
            <text:p>A_1</text:p>
          </table:table-cell>
          <table:table-cell office:value-type="string" calcext:value-type="string">
            <text:p>Wie ist automatisch definiert?</text:p>
          </table:table-cell>
          <table:table-cell table:number-columns-repeated="5"/>
          <table:table-cell office:value-type="string" calcext:value-type="string">
            <text:p>S_1</text:p>
          </table:table-cell>
          <table:table-cell office:value-type="string" calcext:value-type="string">
            <text:p>Welche Inhalte kommen in Karten vor?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ausgeteilt werden?</text:p>
          </table:table-cell>
          <table:table-cell table:number-columns-repeated="3"/>
          <table:table-cell office:value-type="string" calcext:value-type="string">
            <text:p>A_2</text:p>
          </table:table-cell>
          <table:table-cell office:value-type="string" calcext:value-type="string">
            <text:p>Welche Schritte sind nötig, um automatisch austeilen auszuführen?</text:p>
          </table:table-cell>
          <table:table-cell table:number-columns-repeated="5"/>
          <table:table-cell office:value-type="string" calcext:value-type="string">
            <text:p>S_2</text:p>
          </table:table-cell>
          <table:table-cell office:value-type="string" calcext:value-type="string">
            <text:p>Welche verpflichteten Aspekte gelten für Karten?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nn ist austeilen komplett abgeschlossen?</text:p>
          </table:table-cell>
          <table:table-cell table:number-columns-repeated="10"/>
          <table:table-cell office:value-type="string" calcext:value-type="string">
            <text:p>S_3</text:p>
          </table:table-cell>
          <table:table-cell office:value-type="string" calcext:value-type="string">
            <text:p>Wie sieht das Layout für Katen aus?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kann austeilen genau durchgeführt werden?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ie häufig soll ausgeteilt werden?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ie kann geprüft werden, ob ausgeteilt wurde?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as „Spiel“ muss die Karten automatisch austeilen</text:p>
          </table:table-cell>
          <table:table-cell table:number-columns-repeated="3"/>
          <table:table-cell office:value-type="string" calcext:value-type="string">
            <text:p>A_1</text:p>
          </table:table-cell>
          <table:table-cell office:value-type="string" calcext:value-type="string">
            <text:p>Beim Rundenstart erhalten die Spieler ihre Karten</text:p>
          </table:table-cell>
          <table:table-cell table:number-columns-repeated="5"/>
          <table:table-cell office:value-type="string" calcext:value-type="string">
            <text:p>S_1</text:p>
          </table:table-cell>
          <table:table-cell office:value-type="string" calcext:value-type="string">
            <text:p>As, Zehn, König, Dame, Bube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Zum Beginn des Spiels</text:p>
          </table:table-cell>
          <table:table-cell table:number-columns-repeated="3"/>
          <table:table-cell office:value-type="string" calcext:value-type="string">
            <text:p>A_2</text:p>
          </table:table-cell>
          <table:table-cell office:value-type="string" calcext:value-type="string">
            <text:p>folgt</text:p>
          </table:table-cell>
          <table:table-cell table:number-columns-repeated="5"/>
          <table:table-cell office:value-type="string" calcext:value-type="string">
            <text:p>S_2</text:p>
          </table:table-cell>
          <table:table-cell office:value-type="string" calcext:value-type="string">
            <text:p>20 Karten (As 11, Zehn 10, König 4, Dame 3, Bube 2)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Die oberste Karte auf dem Vorratsstapel wird als Trumpfkarte aufgedeckt</text:p>
          </table:table-cell>
          <table:table-cell table:number-columns-repeated="10"/>
          <table:table-cell office:value-type="string" calcext:value-type="string">
            <text:p>S_3</text:p>
          </table:table-cell>
          <table:table-cell office:value-type="string" calcext:value-type="string">
            <text:p>Vierecki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ieler erhalten 5 Karte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?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Immer, wenn eine neue Runde beginnt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enn Spieler ihre Karten haben und der Trumpf offen lieg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üssen sich min. 2 Spieler am Tisch befinde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Das Spiel muss gestartet sei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Austeilen der Karten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keine, es müssen automatisch die Karten verteilt werden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Jeder Spieler erhält seine 5 zufälligen Karten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>
            <text:p>Test am 5.6.15 – KI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6"/>
          <table:table-cell table:style-name="ce1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estfall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Austeilen der Karten (2er-Schnapsen KI)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keine, es müssen automatisch die Karten verteilt werden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Jeder Spieler erhält seine 5 zufälligen Karten</text:p>
          </table:table-cell>
          <table:table-cell table:number-columns-repeated="7"/>
          <table:table-cell table:style-name="ce1"/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style-name="ce1"/>
          <table:table-cell table:number-columns-repeated="14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12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estfall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Austeilen der Karten (2er-Schnapsen KI)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keine, es müssen automatisch die Karten verteilt werden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Jeder Spieler erhält seine 5 zufälligen Karten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12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12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estfall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Austeilen der Karten (2er-Schnapsen KI)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3 Spieler am Tisch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3 Karten werden erhalten, Spieler der am Zug ist wählt einen Trumpf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Jeder Spieler hat 6 Karten</text:p>
          </table:table-cell>
          <table:table-cell table:number-columns-repeated="11"/>
        </table:table-row>
      </table:table>
      <table:table table:name="US17" table:style-name="ta1">
        <table:table-column table:style-name="co1" table:default-cell-style-name="Default"/>
        <table:table-column table:style-name="co16" table:default-cell-style-name="Default"/>
        <table:table-column table:style-name="co1" table:number-columns-repeated="4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ls Spieler wird mir zu Beginn des Spiels automatisch die trumpfanzeigende Karte aufgedeckt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zufällig die trumpfanzeigende Karte auswähl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die trumpfanzeigende Karte anzeig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die tumpfanzeigende Karte aufdecken?</text:p>
          </table:table-cell>
          <table:table-cell table:number-columns-repeated="3"/>
          <table:table-cell office:value-type="string" calcext:value-type="string">
            <text:p>A_1</text:p>
          </table:table-cell>
          <table:table-cell office:value-type="string" calcext:value-type="string">
            <text:p>Wie ist regelmäßig definidert?</text:p>
          </table:table-cell>
          <table:table-cell table:number-columns-repeated="2"/>
          <table:table-cell office:value-type="string" calcext:value-type="string">
            <text:p>S_1</text:p>
          </table:table-cell>
          <table:table-cell office:value-type="string" calcext:value-type="string">
            <text:p>Welche Inhalte kommen in der trumpfanzeigenden Karte vor?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aufdecken stattfinden?</text:p>
          </table:table-cell>
          <table:table-cell table:number-columns-repeated="7"/>
          <table:table-cell office:value-type="string" calcext:value-type="string">
            <text:p>S_2</text:p>
          </table:table-cell>
          <table:table-cell office:value-type="string" calcext:value-type="string">
            <text:p>Welceh optionalen/verpflichtenden Aspekte gelten für die trumpfanzeigende Karte?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nn ist aufdecken komplett abgeschlossen?</text:p>
          </table:table-cell>
          <table:table-cell table:number-columns-repeated="7"/>
          <table:table-cell office:value-type="string" calcext:value-type="string">
            <text:p>S_3</text:p>
          </table:table-cell>
          <table:table-cell office:value-type="string" calcext:value-type="string">
            <text:p>Wie siet das Layout der trumpfanzeigenden Karte aus?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häufig soll aufgedeckt werden?</text:p>
          </table:table-cell>
          <table:table-cell table:number-columns-repeated="7"/>
          <table:table-cell office:value-type="string" calcext:value-type="string">
            <text:p>S_4</text:p>
          </table:table-cell>
          <table:table-cell office:value-type="string" calcext:value-type="string">
            <text:p>Welche Inhalte von der trumpfanzeigenden Karte und nach welchen Regeln soll überprüft werden?</text:p>
          </table:table-cell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ie kann aufdecken geprüft werden?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ie Karte wird vom „spiel“ selbst aufgedeckt</text:p>
          </table:table-cell>
          <table:table-cell table:number-columns-repeated="3"/>
          <table:table-cell office:value-type="string" calcext:value-type="string">
            <text:p>A_1</text:p>
          </table:table-cell>
          <table:table-cell office:value-type="string" calcext:value-type="string">
            <text:p>Nach jedem neuen Rundenstart und</text:p>
          </table:table-cell>
          <table:table-cell table:number-columns-repeated="2"/>
          <table:table-cell office:value-type="string" calcext:value-type="string">
            <text:p>S_1</text:p>
          </table:table-cell>
          <table:table-cell office:value-type="string" calcext:value-type="string">
            <text:p>Es wird eine Karte vom Kartendeck ausgewählt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dem eine neue Runde gestartet wurde</text:p>
          </table:table-cell>
          <table:table-cell table:number-columns-repeated="4"/>
          <table:table-cell office:value-type="string" calcext:value-type="string">
            <text:p>zu beginn des Spiels, sobald sich min.</text:p>
          </table:table-cell>
          <table:table-cell table:number-columns-repeated="2"/>
          <table:table-cell office:value-type="string" calcext:value-type="string">
            <text:p>S_2</text:p>
          </table:table-cell>
          <table:table-cell office:value-type="string" calcext:value-type="string">
            <text:p>Es kann nur eine Karte tumpfanzeigende Karte aufgedeckt werden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enn die trumpfanzeigende Karte am Tisch offen liegt</text:p>
          </table:table-cell>
          <table:table-cell table:number-columns-repeated="4"/>
          <table:table-cell office:value-type="string" calcext:value-type="string">
            <text:p>zwei Spieler am Tisch befinden und </text:p>
          </table:table-cell>
          <table:table-cell table:number-columns-repeated="2"/>
          <table:table-cell office:value-type="string" calcext:value-type="string">
            <text:p>S_3</text:p>
          </table:table-cell>
          <table:table-cell office:value-type="string" calcext:value-type="string">
            <text:p>Das Layout entspricht der Karten des Kartendecks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Bei jedem neuen Rundenstart</text:p>
          </table:table-cell>
          <table:table-cell table:number-columns-repeated="4"/>
          <table:table-cell office:value-type="string" calcext:value-type="string">
            <text:p>das Spiel gestartet wurde</text:p>
          </table:table-cell>
          <table:table-cell table:number-columns-repeated="2"/>
          <table:table-cell office:value-type="string" calcext:value-type="string">
            <text:p>S_4</text:p>
          </table:table-cell>
          <table:table-cell office:value-type="string" calcext:value-type="string">
            <text:p>Die Karte muss zufällig gewählt werden</text:p>
          </table:table-cell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Es kann geprüft werden, ob die trumpfanzeigende Karte offen liegt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üssen sich min. 2 Spieler am Tisch befin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Die Runde muss gestartet sei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3</text:p>
          </table:table-cell>
          <table:table-cell office:value-type="string" calcext:value-type="string">
            <text:p>Es muss eine trmpfanzeigende Karten geb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die trumpfanzeigende Karte aufgedeck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keine, die trumpfanzeigende Karte muss automatisch aufgedeckt wer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trumpfanzeigende Karten ist offen am Tisch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5.6.15 – KI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all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die trumpfanzeigende Karte aufgedeckt wird (2er-Schnapsen KI)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keine, die trumpfanzeigende Karte muss automatisch aufgedeckt wer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trumpfanzeigende Karten ist offen am Tisch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all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die trumpfanzeigende Karte aufgedeckt wird (2er-Schnapsen KI)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keine, die trumpfanzeigende Karte muss automatisch aufgedeckt wer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trumpfanzeigende Karten ist offen am Tisch</text:p>
          </table:table-cell>
          <table:table-cell table:number-columns-repeated="8"/>
        </table:table-row>
      </table:table>
      <table:table table:name="US21" table:style-name="ta1">
        <table:table-column table:style-name="co1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default-cell-style-name="Default"/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ls Spieler nehme ich beim 2er-Schnapsen nach jedem Stich eine Karte auf, sodass ich regelgemäß spielen kann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<text:s/>nach einem Stich jedem Spieler eine zufällige Karte austeil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neue Karte anzeigen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eine Karte aufnehmen?</text:p>
          </table:table-cell>
          <table:table-cell table:number-columns-repeated="4"/>
          <table:table-cell office:value-type="string" calcext:value-type="string">
            <text:p>A_1</text:p>
          </table:table-cell>
          <table:table-cell office:value-type="string" calcext:value-type="string">
            <text:p>Wie ist regelmäßig definiert?</text:p>
          </table:table-cell>
          <table:table-cell table:number-columns-repeated="2"/>
          <table:table-cell office:value-type="string" calcext:value-type="string">
            <text:p>S_1</text:p>
          </table:table-cell>
          <table:table-cell office:value-type="string" calcext:value-type="string">
            <text:p>Welche Inhalte kommen in Stich vor?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eine Karte aufgenommen werden?</text:p>
          </table:table-cell>
          <table:table-cell table:number-columns-repeated="8"/>
          <table:table-cell office:value-type="string" calcext:value-type="string">
            <text:p>S_2</text:p>
          </table:table-cell>
          <table:table-cell office:value-type="string" calcext:value-type="string">
            <text:p>Welche verpflichtenden Aspekte gelten für einen Stich?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kann gepürft werden, ob eine Karte aufgenommen wurde?</text:p>
          </table:table-cell>
          <table:table-cell table:number-columns-repeated="8"/>
          <table:table-cell office:value-type="string" calcext:value-type="string">
            <text:p>S_3</text:p>
          </table:table-cell>
          <table:table-cell office:value-type="string" calcext:value-type="string">
            <text:p>Welche Inhalte von Stich und nach welchen Regeln soll überprüft werden?</text:p>
          </table:table-cell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as geschieht, wenn man keine Karte aufnehmen kann?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er Gewinner des Stichs nimmt zuerst eine Karte vom Talon</text:p>
          </table:table-cell>
          <table:table-cell table:number-columns-repeated="4"/>
          <table:table-cell office:value-type="string" calcext:value-type="string">
            <text:p>A_1</text:p>
          </table:table-cell>
          <table:table-cell office:value-type="string" calcext:value-type="string">
            <text:p>Nach jedem Stich</text:p>
          </table:table-cell>
          <table:table-cell table:number-columns-repeated="2"/>
          <table:table-cell office:value-type="string" calcext:value-type="string">
            <text:p>S_1</text:p>
          </table:table-cell>
          <table:table-cell office:value-type="string" calcext:value-type="string">
            <text:p>Jeweils eine Karte von jedem Spiel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nach der Verlierer (zufällige Karten)</text:p>
          </table:table-cell>
          <table:table-cell table:number-columns-repeated="8"/>
          <table:table-cell office:value-type="string" calcext:value-type="string">
            <text:p>S_2</text:p>
          </table:table-cell>
          <table:table-cell office:value-type="string" calcext:value-type="string">
            <text:p>Karten dürfen nicht doppelt vorkommen, und nur der erste Stich ist aufgedeckt, die restlichen sind verborgen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 jedem Stich</text:p>
          </table:table-cell>
          <table:table-cell table:number-columns-repeated="8"/>
          <table:table-cell office:value-type="string" calcext:value-type="string">
            <text:p>S_3</text:p>
          </table:table-cell>
          <table:table-cell office:value-type="string" calcext:value-type="string">
            <text:p>Der Stich besteht aus zwei Karten, eine vom Verlierer und eine vom Gewinner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enn der Spieler eine neue Karte in der Hand häl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Der Stich wurde noch nicht zugeteilt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üssen sich min. 2 Spieler am Tisch befind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Die Runde muss gestartet sei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_3</text:p>
          </table:table-cell>
          <table:table-cell office:value-type="string" calcext:value-type="string">
            <text:p>Ein Spieler muss einen Stich gewinne/verlier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_4</text:p>
          </table:table-cell>
          <table:table-cell office:value-type="string" calcext:value-type="string">
            <text:p>Es müssen sich Karten im Kartendeck befinden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jedem Spieler nach einem Stich eine zufällige Karte gegeben wird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Karten werden ausgeteil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Ein Spieler spielt eine Karte au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Gegner gibt Karte zu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Punkte vom Stich werden dem Gewinner übertrag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s Ergebni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r Gewinner erhält eine zufällige Karte vom Kartendeck und 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anach der Verlier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achbedinung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Es müssen sich noch Karten im Kartendeck befinden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Test am 5.6.15 – KI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estfall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jedem Spieler nach einem Stich eine zufällige Karte gegeben wird (2er-Schnapsen KI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Karten werden ausgeteil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 spielt HerzAss 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Computer gibt HerzBube zu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Spieler bekommt PikKönig</text:p>
          </table:table-cell>
          <table:table-cell table:number-columns-repeated="8"/>
        </table:table-row>
        <table:table-row table:style-name="ro1">
          <table:table-cell table:style-name="ce1"/>
          <table:table-cell/>
          <table:table-cell office:value-type="string" calcext:value-type="string">
            <text:p>erwartes Ergebni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r Gewinner und der Verlierer erhält eine neue zufällige Karte vom Talon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style-name="ce1"/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estfall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jedem Spieler nach einem Stich eine zufällige Karte gegeben wird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Karten werden ausgeteil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 spielt Karte au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pieler2 sticht Karte</text:p>
          </table:table-cell>
          <table:table-cell table:number-columns-repeated="8"/>
        </table:table-row>
        <table:table-row table:style-name="ro1">
          <table:table-cell table:style-name="ce1"/>
          <table:table-cell/>
          <table:table-cell office:value-type="string" calcext:value-type="string">
            <text:p>erwartes Ergebni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r Gewinner und der Verlierer erhält eine neue zufällige Karte vom Talon</text:p>
          </table:table-cell>
          <table:table-cell table:number-columns-repeated="9"/>
        </table:table-row>
      </table:table>
      <table:table table:name="US22" table:style-name="ta1"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1" table:default-cell-style-name="Default"/>
        <table:table-column table:style-name="co1" table:default-cell-style-name="Default"/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ls Spieler bin ich nach einem gewonnenen Stich am Zug, sodass ich das Spiel regelgemäß spielen kann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Spieler, der den letzten Stich gewonnen hat, zum Zug kommen lasse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anzeigen, wer gerade am Zug ist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ist am Zug?</text:p>
          </table:table-cell>
          <table:table-cell table:number-columns-repeated="3"/>
          <table:table-cell office:value-type="string" calcext:value-type="string">
            <text:p>S_1</text:p>
          </table:table-cell>
          <table:table-cell office:value-type="string" calcext:value-type="string">
            <text:p>Welche Inhalte kommen in Stich vor?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ie häufig ist ein Spieler am Zug?</text:p>
          </table:table-cell>
          <table:table-cell table:number-columns-repeated="3"/>
          <table:table-cell office:value-type="string" calcext:value-type="string">
            <text:p>S_2</text:p>
          </table:table-cell>
          <table:table-cell office:value-type="string" calcext:value-type="string">
            <text:p>Welche verpflichtenden Aspekte gelten für einen Stich?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kann geprüft werden ob ein Spieler am Zug ist?</text:p>
          </table:table-cell>
          <table:table-cell table:number-columns-repeated="3"/>
          <table:table-cell office:value-type="string" calcext:value-type="string">
            <text:p>S_3</text:p>
          </table:table-cell>
          <table:table-cell office:value-type="string" calcext:value-type="string">
            <text:p>Welche Inhalte von Stich und nach welchen Regeln soll überprüft werden?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Spieler, der den letzten Stich gewonnen hat</text:p>
          </table:table-cell>
          <table:table-cell table:number-columns-repeated="3"/>
          <table:table-cell office:value-type="string" calcext:value-type="string">
            <text:p>S_1</text:p>
          </table:table-cell>
          <table:table-cell office:value-type="string" calcext:value-type="string">
            <text:p>Jeweils eine Karte von jedem Spieler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 jedem Stich der Gewinner</text:p>
          </table:table-cell>
          <table:table-cell table:number-columns-repeated="3"/>
          <table:table-cell office:value-type="string" calcext:value-type="string">
            <text:p>S_2</text:p>
          </table:table-cell>
          <table:table-cell office:value-type="string" calcext:value-type="string">
            <text:p>Karten dürfen nicht doppelt vorkommen, und nur der erste Stich ist aufgedeckt, die restlichen sind verborgen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enn er eine Karte ausspielen kann</text:p>
          </table:table-cell>
          <table:table-cell table:number-columns-repeated="3"/>
          <table:table-cell office:value-type="string" calcext:value-type="string">
            <text:p>S_3</text:p>
          </table:table-cell>
          <table:table-cell office:value-type="string" calcext:value-type="string">
            <text:p>Der Stich besteht aus zwei Karten, eine vom Verlierer und eine vom Gewinner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Zwei Karten müssen sich am Tisch befinde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Ein Spieler muss einen Stich gewonnen habe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_3</text:p>
          </table:table-cell>
          <table:table-cell office:value-type="string" calcext:value-type="string">
            <text:p>Gewinner muss Karte zum Ausspielen besitzen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der Gewinner eines Stiches am Zug is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 Spieler spielt eine Kart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Der zweite Spieler Sticht mit einer höherwertigen Kart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er zweite Spieler bekommt die Punkte und ist am Zug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Test am 5.6.15 – KI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stfall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der Gewinner eines Stiches am Zug is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spielt HerzAs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Computer gibt Herz10er zu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er Spieler bekommt die Punkte und ist am Zug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5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stfall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der Gewinner eines Stiches am Zug is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spielt Kart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2 gibt zu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er Spieler bekommt die Punkte und ist am Zug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5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5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stfall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der Gewinner eines Stiches am Zug is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3 Spieler befinden sich am Tisch, das Spiel ist gestart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spielt Kart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2 gibt zu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pieler3 gibt zu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er Spieler der Gewinnt bekommt die Punkte und ist am Zug</text:p>
          </table:table-cell>
          <table:table-cell table:number-columns-repeated="4"/>
        </table:table-row>
      </table:table>
      <table:table table:name="US23" table:style-name="ta1">
        <table:table-column table:style-name="co1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number-columns-repeated="4" table:default-cell-style-name="Default"/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ls Spieler wird mir angezeigt wer einen Stich gewonnen hat, sodass ich den Spielverlauf verstehe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bestimmen, wer den Stich gewonnen ha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anzeigen, wer den Stich gewonnen hat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as muss angezeigt werden?</text:p>
          </table:table-cell>
          <table:table-cell table:number-columns-repeated="3"/>
          <table:table-cell office:value-type="string" calcext:value-type="string">
            <text:p>S_1</text:p>
          </table:table-cell>
          <table:table-cell office:value-type="string" calcext:value-type="string">
            <text:p>Welche Inhalte kommen in Stich vor?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anzeigen stattfinden?</text:p>
          </table:table-cell>
          <table:table-cell table:number-columns-repeated="3"/>
          <table:table-cell office:value-type="string" calcext:value-type="string">
            <text:p>S_2</text:p>
          </table:table-cell>
          <table:table-cell office:value-type="string" calcext:value-type="string">
            <text:p>Welche verpflichtenden Aspekte gelten für einen Stich?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wird angezeigt durchgeführt werden?</text:p>
          </table:table-cell>
          <table:table-cell table:number-columns-repeated="3"/>
          <table:table-cell office:value-type="string" calcext:value-type="string">
            <text:p>S_3</text:p>
          </table:table-cell>
          <table:table-cell office:value-type="string" calcext:value-type="string">
            <text:p>Welche Inhalte von Stich und nach welchen Regeln soll überprüft werden?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kann geprüft werden, ob angezeigt wurde?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as könnte anzeigen verhindern?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en Gewinner des Stichs</text:p>
          </table:table-cell>
          <table:table-cell table:number-columns-repeated="3"/>
          <table:table-cell office:value-type="string" calcext:value-type="string">
            <text:p>S_1</text:p>
          </table:table-cell>
          <table:table-cell office:value-type="string" calcext:value-type="string">
            <text:p>Jeweils eine Karte von jedem Spieler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 jedem Stich</text:p>
          </table:table-cell>
          <table:table-cell table:number-columns-repeated="3"/>
          <table:table-cell office:value-type="string" calcext:value-type="string">
            <text:p>S_2</text:p>
          </table:table-cell>
          <table:table-cell office:value-type="string" calcext:value-type="string">
            <text:p>Karten dürfen nicht doppelt vorkommen, und nur der erste Stich ist aufgedeckt, die restlichen sind verborgen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Nach jedem Stich bis die Runde zu Ende ist</text:p>
          </table:table-cell>
          <table:table-cell table:number-columns-repeated="3"/>
          <table:table-cell office:value-type="string" calcext:value-type="string">
            <text:p>S_3</text:p>
          </table:table-cell>
          <table:table-cell office:value-type="string" calcext:value-type="string">
            <text:p>Der Stich besteht aus zwei Karten, eine vom Verlierer und eine vom Gewinner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enn der Gewinner am Display erschei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Der Stich wurde noch nicht zugeteilt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er muss einen Stich gewonnen haben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der Gewinner eines Stichs angezeigt wir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 Spieler gibt eine Kart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Zweiter Spieler gibt eine niederwertige Karte zu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rster Spieler bekommt einen Stich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Erster Spieler wird als Gewinner angezeigt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3" office:value-type="string" calcext:value-type="string">
            <text:p>Test am 5.6.15 – KI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stfall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der Gewinner eines Stichs angezeigt wir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spielt Herz10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Computer gibt PikUnter zu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pieler bekommt den Stich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im Spieler werden die gestochenen Karten angezeigt und er ist am Zug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3"/>
          <table:table-cell office:value-type="string" calcext:value-type="string">
            <text:p>T_2</text:p>
          </table:table-cell>
          <table:table-cell office:value-type="string" calcext:value-type="string">
            <text:p>Test, ob der Gewinner eines Stichs angezeigt wir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spielt Pik10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Computer sticht mit Trumpf KaroOb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Computer bekommt den Stich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im Computer werden die gestochnen Karten angezeigt und er spielt sofort eine neue Karte aus (HerzOber)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3" office:value-type="string" calcext:value-type="string">
            <text:p>Test am 21.6.15 – 3 Spieler</text:p>
          </table:table-cell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 table:style-name="ce3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3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3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3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3"/>
          <table:table-cell table:style-name="ce4"/>
          <table:table-cell table:number-columns-repeated="6"/>
        </table:table-row>
        <table:table-row table:style-name="ro1" table:number-rows-repeated="9">
          <table:table-cell table:number-columns-repeated="8"/>
        </table:table-row>
        <table:table-row table:style-name="ro1">
          <table:table-cell table:style-name="ce3"/>
          <table:table-cell table:number-columns-repeated="7"/>
        </table:table-row>
      </table:table>
      <table:table table:name="US24" table:style-name="ta1">
        <table:table-column table:style-name="co1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24" table:number-columns-repeated="2" table:default-cell-style-name="Default"/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ls Spieler muss ich in den Zügen meiner Mitspieler eine eigene Karte gegen die von ihnen ausgespielte Karte ausspielen, sodass ich regelgemäß spielen kann.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nach Ausspielen einer Karte, den nächsten Spieler eine Karte ausspielen lasse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rkennen, wann der letzte Spieler eine Karte ausgespielt ha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ordergrund:</text:p>
          </table:table-cell>
          <table:table-cell office:value-type="string" calcext:value-type="string">
            <text:p>anzeigen wer eine Karte ausspielt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ausspielen?</text:p>
          </table:table-cell>
          <table:table-cell table:number-columns-repeated="4"/>
          <table:table-cell office:value-type="string" calcext:value-type="string">
            <text:p>S_1</text:p>
          </table:table-cell>
          <table:table-cell office:value-type="string" calcext:value-type="string">
            <text:p>Welche Inhalte kommen in Zügen vor?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ausspielen stattfinden?</text:p>
          </table:table-cell>
          <table:table-cell table:number-columns-repeated="4"/>
          <table:table-cell office:value-type="string" calcext:value-type="string">
            <text:p>S_2</text:p>
          </table:table-cell>
          <table:table-cell office:value-type="string" calcext:value-type="string">
            <text:p>Welche verpflichtende Aspekte gelten für Züge?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nn ist ausspielen komplett abgeschlossen?</text:p>
          </table:table-cell>
          <table:table-cell table:number-columns-repeated="4"/>
          <table:table-cell office:value-type="string" calcext:value-type="string">
            <text:p>S_3</text:p>
          </table:table-cell>
          <table:table-cell office:value-type="string" calcext:value-type="string">
            <text:p>Welche Inhalte von Zügen und nach welchen Regeln soll überprüft werden?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kann ausspielen genau durchgeführt werden?</text:p>
          </table:table-cell>
          <table:table-cell table:number-columns-repeated="4"/>
          <table:table-cell office:value-type="string" calcext:value-type="string">
            <text:p>S_1.1</text:p>
          </table:table-cell>
          <table:table-cell office:value-type="string" calcext:value-type="string">
            <text:p>Welche Inhalte kommen in Mitspieler vor?</text:p>
          </table:table-cell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ie häufigt soll ausgespielt werden?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ie kann geprüft werden, ob ausgespielt wurde?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_7</text:p>
          </table:table-cell>
          <table:table-cell office:value-type="string" calcext:value-type="string">
            <text:p>Was geschieht, wenn man nicht ausspielen kann?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_8</text:p>
          </table:table-cell>
          <table:table-cell office:value-type="string" calcext:value-type="string">
            <text:p>Was könnte ausspielen verhindern und was wird dann erwartet?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Beide Spieler</text:p>
          </table:table-cell>
          <table:table-cell table:number-columns-repeated="4"/>
          <table:table-cell office:value-type="string" calcext:value-type="string">
            <text:p>S_1</text:p>
          </table:table-cell>
          <table:table-cell office:value-type="string" calcext:value-type="string">
            <text:p>Eine eigene Karte und eine Karte des Mitspielers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Zu Beginn und nach jedem Stich</text:p>
          </table:table-cell>
          <table:table-cell table:number-columns-repeated="4"/>
          <table:table-cell office:value-type="string" calcext:value-type="string">
            <text:p>S_2</text:p>
          </table:table-cell>
          <table:table-cell office:value-type="string" calcext:value-type="string">
            <text:p>Zwei Spieler müssen eine Karte ausspielen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enn ein Spieler eine Karte zum Ausspielen ausgewählt hat</text:p>
          </table:table-cell>
          <table:table-cell table:number-columns-repeated="4"/>
          <table:table-cell office:value-type="string" calcext:value-type="string">
            <text:p>S_3</text:p>
          </table:table-cell>
          <table:table-cell office:value-type="string" calcext:value-type="string">
            <text:p>Nachdem beide Spieler am Zug waren, müssen sich 2 Karten am Tisch befinden, einer der beiden Spieler ist der Gewinner/Verlierer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nach Ausspielen einer Karte, den nächsten Spieler eine Karte ausspielen lassen</text:p>
          </table:table-cell>
          <table:table-cell table:number-columns-repeated="4"/>
          <table:table-cell office:value-type="string" calcext:value-type="string">
            <text:p>S_1.1</text:p>
          </table:table-cell>
          <table:table-cell office:value-type="string" calcext:value-type="string">
            <text:p>Ein Mitspieler besitzt 5 zufällige Karten und einen Nicknamen</text:p>
          </table:table-cell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Zu Beginn und nach jedem Stich, bis die Runde zu Ende is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enn die ausgewählte Karte am Tisch erschein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_7</text:p>
          </table:table-cell>
          <table:table-cell office:value-type="string" calcext:value-type="string">
            <text:p>Man ist nicht an der Reih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_8</text:p>
          </table:table-cell>
          <table:table-cell office:value-type="string" calcext:value-type="string">
            <text:p>Man ist nicht an der Reihe, und man muss warten bis der Gegner eine Karte ausspielt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e Karte muss von einem Mitspieler ausgespielt worden sein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regelmäßiges abwechseln der Spieler funktionier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uszuführende Testsschritte: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ch bin am Zug und spiele eine Karte gegen seine aus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Test am 5.6.15 – KI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regelmäßiges abwechseln der Spieler funktionier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uszuführende Testsschritte: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spielt KaroAs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mputer gibt sofort Karte zu (KaroUnter)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regelmäßiges abwechseln der Spieler funktionier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uszuführende Testsschritte: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1 spielt Karte (HerzAss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pieler2 ist am Zug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regelmäßiges abwechseln der Spieler funktionier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i Spieler befinden sich am Tisch, das Spiel ist gestartet, es wurde kein Spiel gerufen und es wird normal gespiel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uszuführende Testsschritte: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1 spielt Karte (HerzAss)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2 gibt zu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pieler3 gibt z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pieler1 ist am Zug</text:p>
          </table:table-cell>
          <table:table-cell table:number-columns-repeated="5"/>
        </table:table-row>
      </table:table>
      <table:table table:name="US25" table:style-name="ta1">
        <table:table-column table:style-name="co1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24" table:number-columns-repeated="2" table:default-cell-style-name="Default"/>
        <table:table-column table:style-name="co28" table:default-cell-style-name="Default"/>
        <table:table-column table:style-name="co1" table:default-cell-style-name="Default"/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ls Spieler kann ich während meines Zuges eine meiner Handkarten ausspielen, sodass ich regelgemäß spielen kann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Spieler, der am Zug ist, erlauben eine Karte auszuspiele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Ausspielen einer Karte über einen Knopfdruck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ausspielen?</text:p>
          </table:table-cell>
          <table:table-cell table:number-columns-repeated="6"/>
          <table:table-cell office:value-type="string" calcext:value-type="string">
            <text:p>S_1</text:p>
          </table:table-cell>
          <table:table-cell office:value-type="string" calcext:value-type="string">
            <text:p>Welche Inhalte kommen im Zug vor?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ausspielen stattfinden?</text:p>
          </table:table-cell>
          <table:table-cell table:number-columns-repeated="6"/>
          <table:table-cell office:value-type="string" calcext:value-type="string">
            <text:p>S_2</text:p>
          </table:table-cell>
          <table:table-cell office:value-type="string" calcext:value-type="string">
            <text:p>Welche verpflichtende Aspekte gelten für einen Zug?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nn ist ausspielen komplett abgeschlossen?</text:p>
          </table:table-cell>
          <table:table-cell table:number-columns-repeated="6"/>
          <table:table-cell office:value-type="string" calcext:value-type="string">
            <text:p>S_3</text:p>
          </table:table-cell>
          <table:table-cell office:value-type="string" calcext:value-type="string">
            <text:p>Welche Inhalte von Zug und nach welchen Regeln soll überprüft werden?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kann ausspielen genau durchgeführt werden?</text:p>
          </table:table-cell>
          <table:table-cell table:number-columns-repeated="6"/>
          <table:table-cell office:value-type="string" calcext:value-type="string">
            <text:p>S_1.1</text:p>
          </table:table-cell>
          <table:table-cell office:value-type="string" calcext:value-type="string">
            <text:p>Welche Inhalte gelten für Handkarten?</text:p>
          </table:table-cell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ie häufigt soll ausgespielt werden?</text:p>
          </table:table-cell>
          <table:table-cell table:number-columns-repeated="6"/>
          <table:table-cell office:value-type="string" calcext:value-type="string">
            <text:p>S_2.1</text:p>
          </table:table-cell>
          <table:table-cell office:value-type="string" calcext:value-type="string">
            <text:p>Welche verpflichtende Aspekte gelten für Handkarten?</text:p>
          </table:table-cell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ie kann geprüft werden, ob ausgespielt wurde?</text:p>
          </table:table-cell>
          <table:table-cell table:number-columns-repeated="6"/>
          <table:table-cell office:value-type="string" calcext:value-type="string">
            <text:p>S_3.1</text:p>
          </table:table-cell>
          <table:table-cell office:value-type="string" calcext:value-type="string">
            <text:p>Welche Inhalte von Handkarten und nach welchen Regeln soll überprüft werden?</text:p>
          </table:table-cell>
        </table:table-row>
        <table:table-row table:style-name="ro1">
          <table:table-cell/>
          <table:table-cell office:value-type="string" calcext:value-type="string">
            <text:p>V_7</text:p>
          </table:table-cell>
          <table:table-cell office:value-type="string" calcext:value-type="string">
            <text:p>Was geschieht, wenn man nicht ausspielen kann?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_8</text:p>
          </table:table-cell>
          <table:table-cell office:value-type="string" calcext:value-type="string">
            <text:p>Was könnte ausspielen verhindern und was wird dann erwartet?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V_1</text:p>
          </table:table-cell>
          <table:table-cell office:value-type="string" calcext:value-type="string">
            <text:p>Der Spieler der am Zug ist</text:p>
          </table:table-cell>
          <table:table-cell table:number-columns-repeated="6"/>
          <table:table-cell office:value-type="string" calcext:value-type="string">
            <text:p>S_1</text:p>
          </table:table-cell>
          <table:table-cell office:value-type="string" calcext:value-type="string">
            <text:p>Eine eigene Karte die ausgewählt wurde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Zu Beginn und nach jedem Stich, von dem Spieler der am Zug ist</text:p>
          </table:table-cell>
          <table:table-cell table:number-columns-repeated="6"/>
          <table:table-cell office:value-type="string" calcext:value-type="string">
            <text:p>S_2</text:p>
          </table:table-cell>
          <table:table-cell office:value-type="string" calcext:value-type="string">
            <text:p>Der Spieler muss eine Karte von seinen Handkarte auswählen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enn der Spieler der am Zug ist eine Karte ausgewählt hat und diese sich am Tisch befindet</text:p>
          </table:table-cell>
          <table:table-cell table:number-columns-repeated="6"/>
          <table:table-cell office:value-type="string" calcext:value-type="string">
            <text:p>S_3</text:p>
          </table:table-cell>
          <table:table-cell office:value-type="string" calcext:value-type="string">
            <text:p>Die ausgewählte Karte muss eine Karte von den Handkarten sein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Durch Auswahl einer Karte</text:p>
          </table:table-cell>
          <table:table-cell table:number-columns-repeated="6"/>
          <table:table-cell office:value-type="string" calcext:value-type="string">
            <text:p>S_1.1</text:p>
          </table:table-cell>
          <table:table-cell office:value-type="string" calcext:value-type="string">
            <text:p>Die Handkarten bestehen zu Beginn aus 5 zufälligen Karten, die sich im weiten Spieleverlauf, durch ablegen und aufnehmen ändern</text:p>
          </table:table-cell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Immer, wenn ein Spieler am Zug ist</text:p>
          </table:table-cell>
          <table:table-cell table:number-columns-repeated="6"/>
          <table:table-cell office:value-type="string" calcext:value-type="string">
            <text:p>S_2.1</text:p>
          </table:table-cell>
          <table:table-cell office:value-type="string" calcext:value-type="string">
            <text:p>Handkarten sind zufällig</text:p>
          </table:table-cell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enn die ausgewählte Karte am Tisch erscheint</text:p>
          </table:table-cell>
          <table:table-cell table:number-columns-repeated="6"/>
          <table:table-cell office:value-type="string" calcext:value-type="string">
            <text:p>S_3.1</text:p>
          </table:table-cell>
          <table:table-cell office:value-type="string" calcext:value-type="string">
            <text:p>Handkarten dürfen nicht doppelt vorkommen, und es dürfen sich nicht mehr, als 5 in der Hand des Spielers befinden</text:p>
          </table:table-cell>
        </table:table-row>
        <table:table-row table:style-name="ro1">
          <table:table-cell/>
          <table:table-cell office:value-type="string" calcext:value-type="string">
            <text:p>V_7</text:p>
          </table:table-cell>
          <table:table-cell office:value-type="string" calcext:value-type="string">
            <text:p>Man ist nicht am Zu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_8</text:p>
          </table:table-cell>
          <table:table-cell office:value-type="string" calcext:value-type="string">
            <text:p>Das der Spieler nicht am Zug ist, es muss bewartet werden bis der Gegner einer Karte wählt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Zwei Spieler müssen sich am Tisch befinde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Karten müssen ausgeteilt sei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_3</text:p>
          </table:table-cell>
          <table:table-cell office:value-type="string" calcext:value-type="string">
            <text:p>Die Karte darf nur ausgespielt werden, wenn sie den Spielregeln entspricht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eine Handkarte ausgespielt werden kan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uszuführende Schritte: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Karten werden ausgeteil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Ein Spieler ist am Zug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pieler kann ausgewählte Karte ausspielen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Test am 5.6.15 – KI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eine Handkarte ausgespielt werden kan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uszuführende Schritte: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Karten werden ausgeteil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 ist am Zug und wählt (klickt) Karte (PikOber) au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usgewählte Karte wird ausgespielt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/>
          <table:table-cell table:number-columns-repeated="10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8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eine Handkarte ausgespielt werden kan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uszuführende Schritte: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Karten werden ausgeteil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 ist am Zug und wählt (klickt) Karte (HerzAss) au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usgewählte Karte wird ausgespielt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8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8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eine Handkarte ausgespielt werden kan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3 Spieler befinden sich am Tisch, das Spiel ist gestarte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uszuführende Schritte: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Karten werden ausgeteil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 ist am Zug und wählt (klickt) Karte (PikUnter) au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usgewählte Karte wird ausgespielt</text:p>
          </table:table-cell>
          <table:table-cell table:number-columns-repeated="7"/>
        </table:table-row>
      </table:table>
      <table:table table:name="US28" table:style-name="ta1">
        <table:table-column table:style-name="co1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24" table:number-columns-repeated="2" table:default-cell-style-name="Default"/>
        <table:table-column table:style-name="co28" table:default-cell-style-name="Default"/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ls Spieler werden mir während dem Schnapsen meine Karten, das Kartendeck, die ausgespielten Karten und die anderen Spieler auf dem Spielfeld angezeigt, sodass ich den aktuellen Spielzustand erkennen kann.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Handkarten anzeig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Kartendeck anzeig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usgespielte Karten anzeig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ilnehmende Spieler anzeigen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/was muss angezeigt werden?</text:p>
          </table:table-cell>
          <table:table-cell table:number-columns-repeated="3"/>
          <table:table-cell office:value-type="string" calcext:value-type="string">
            <text:p>S_1</text:p>
          </table:table-cell>
          <table:table-cell office:value-type="string" calcext:value-type="string">
            <text:p>Welche Inhalte kommen in Karten/Kartendeck vor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anzeigen stattfinden?</text:p>
          </table:table-cell>
          <table:table-cell table:number-columns-repeated="3"/>
          <table:table-cell office:value-type="string" calcext:value-type="string">
            <text:p>S_2</text:p>
          </table:table-cell>
          <table:table-cell office:value-type="string" calcext:value-type="string">
            <text:p>Welche verpflichteten Aspekte gelten für Karten?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_3</text:p>
          </table:table-cell>
          <table:table-cell office:value-type="string" calcext:value-type="string">
            <text:p>Wie sieht das Layout für Katen aus?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_1.1</text:p>
          </table:table-cell>
          <table:table-cell office:value-type="string" calcext:value-type="string">
            <text:p>Welche Inhalte kommen im Spielfeld vor?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_2.1</text:p>
          </table:table-cell>
          <table:table-cell office:value-type="string" calcext:value-type="string">
            <text:p>Welche verpflichteten Aspekte gelten für das Spielfeld?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_3.1</text:p>
          </table:table-cell>
          <table:table-cell office:value-type="string" calcext:value-type="string">
            <text:p>Wie sieht das Layout für das Spielfeld aus?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ntworten: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meine Karten, das Kartendeck, die ausgespielten </text:p>
          </table:table-cell>
          <table:table-cell table:number-columns-repeated="3"/>
          <table:table-cell office:value-type="string" calcext:value-type="string">
            <text:p>S_1</text:p>
          </table:table-cell>
          <table:table-cell office:value-type="string" calcext:value-type="string">
            <text:p>As, Zehn, König, Dame, Bub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arten und die anderen Spieler und das Spielfeld</text:p>
          </table:table-cell>
          <table:table-cell table:number-columns-repeated="3"/>
          <table:table-cell office:value-type="string" calcext:value-type="string">
            <text:p>S_2</text:p>
          </table:table-cell>
          <table:table-cell office:value-type="string" calcext:value-type="string">
            <text:p>20 Karten (As 11, Zehn 10, König 4, Dame 3, Bube 2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ährend dem Schnapsen</text:p>
          </table:table-cell>
          <table:table-cell table:number-columns-repeated="3"/>
          <table:table-cell office:value-type="string" calcext:value-type="string">
            <text:p>S_3</text:p>
          </table:table-cell>
          <table:table-cell office:value-type="string" calcext:value-type="string">
            <text:p>Viereckig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_1.1</text:p>
          </table:table-cell>
          <table:table-cell office:value-type="string" calcext:value-type="string">
            <text:p>Handkarten, Kartendeck, ausgespielte Karten, teilnehmende Spieler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_2.1</text:p>
          </table:table-cell>
          <table:table-cell office:value-type="string" calcext:value-type="string">
            <text:p>Die Inhalte des Spielfeldes müssen angezeigt werden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_3.1</text:p>
          </table:table-cell>
          <table:table-cell office:value-type="string" calcext:value-type="string">
            <text:p>?Tisch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Spiel muss gestartet se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Es müssen sich genügend Spieler in der Lobby befinden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Darstellung der Karten, Kartendeck, ausgespielten Karten, Spieler, Spielfeld funktionier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ine Karte muss ausgespielt sei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 Spiel muss gestartet werde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arten werden ausgeteil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 Spieler spielt eine Kart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m Spielfeld werden die Spieler, das Kartendeck, die ausgespielte Karte <text:s/>angezeig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Für den Spieler sind nur seine Handkarten sichtbar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Test am 5.6.15 – KI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Darstellung der Karten, Kartendeck, ausgespielten Karten, Spieler, Spielfeld funktionier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ine Karte muss ausgespielt sei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spielt Karte (KreuzOber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m Spielfeld werden die Spieler, das Kartendeck, die ausgespielte Karte <text:s/>angezeig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Für den Spieler sind nur seine Handkarten sichtbar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"/>
          <table:table-cell table:number-columns-repeated="9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Darstellung der Karten, Kartendeck, ausgespielten Karten, Spieler, Spielfeld funktionier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ine Karte muss ausgespielt sei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spielt Karte (HerzAss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m Spielfeld werden die Spieler (galaxy3, samsung5), das Kartendeck, die ausgespielte Karte <text:s/>angezeig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Für den Spieler sind nur seine Handkarten sichtbar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Darstellung der Karten, Kartendeck, ausgespielten Karten, Spieler, Spielfeld funktionier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umpf und Spiel muss angesagt sei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spielt Karte (HerzAss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m Spielfeld werden die Spieler (galaxy3, samsung5, bq), das Kartendeck, die ausgespielte Karte <text:s/>angezeig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Für den Spieler sind nur seine Handkarten sichtbar</text:p>
          </table:table-cell>
          <table:table-cell table:number-columns-repeated="6"/>
        </table:table-row>
      </table:table>
      <table:table table:name="US29" table:style-name="ta1">
        <table:table-column table:style-name="co1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24" table:number-columns-repeated="2" table:default-cell-style-name="Default"/>
        <table:table-column table:style-name="co28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ls Spieler habe ich während dem Schnapsen ein Spielfeld zur Verfügung, sodass ich darauf spielen kann (Karten legen, usw.).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Hintergrund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m Spielfeld vor?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Welche verpflichteten Aspekte gelten für das Spielfeld?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_3</text:p>
          </table:table-cell>
          <table:table-cell office:value-type="string" calcext:value-type="string">
            <text:p>Wie sieht das Layout für das Spielfeld aus?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Handkarten, Kartendeck, ausgespielte Karten, teilnehmende Spie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Die Inhalte des Spielfeldes müssen angezeigt werd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_3</text:p>
          </table:table-cell>
          <table:table-cell office:value-type="string" calcext:value-type="string">
            <text:p>?Tisch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Spiel muss gestartet se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Es müssen sich genügend Spieler in der Lobby befinden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feld angezeigt wri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ine Karte muss ausgespielt sei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 Spiel muss gestartet werde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arten werden ausgeteil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 Spieler spielt eine Kart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as Spielfeld und der Inhalt wird angezeigt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Test am 5.6.15 – KI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feld angezeigt wri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ine Karte muss ausgespielt sei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pieler spielt Karte (KreuzUnter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as Spielfeld und der Inhalt wird angezeigt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"/>
          <table:table-cell table:number-columns-repeated="9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feld angezeigt wri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ine Karte muss ausgespielt sei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spielt Karte (HerzAss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as Spielfeld und der Inhalt wird angezeigt</text:p>
          </table:table-cell>
          <table:table-cell table:number-columns-repeated="6"/>
        </table:table-row>
      </table:table>
      <table:table table:name="US39" table:style-name="ta1">
        <table:table-column table:style-name="co1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24" table:number-columns-repeated="2" table:default-cell-style-name="Default"/>
        <table:table-column table:style-name="co28" table:default-cell-style-name="Default"/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ls Spieler sehe ich während dem Schnapsen meine Handkarten in sortierter Reihenfolge, sodass ich bestimmte Karten schneller finde.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Karten sortier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Karten sortiert anzeigen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sehen?</text:p>
          </table:table-cell>
          <table:table-cell/>
          <table:table-cell office:value-type="string" calcext:value-type="string">
            <text:p>S_1</text:p>
          </table:table-cell>
          <table:table-cell office:value-type="string" calcext:value-type="string">
            <text:p>Welche Inhalte kommen in sortierter Reihenfolge vor?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_2</text:p>
          </table:table-cell>
          <table:table-cell office:value-type="string" calcext:value-type="string">
            <text:p>Welche verpflichtenden Askpekte gelten für sortierter Reihenfolge?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_3</text:p>
          </table:table-cell>
          <table:table-cell office:value-type="string" calcext:value-type="string">
            <text:p>Welche Inhalte von sortierter Reihenfolge und nach welchen Regeln soll überprüft werden?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Jeder Spieler</text:p>
          </table:table-cell>
          <table:table-cell/>
          <table:table-cell office:value-type="string" calcext:value-type="string">
            <text:p>S_1</text:p>
          </table:table-cell>
          <table:table-cell office:value-type="string" calcext:value-type="string">
            <text:p>Die 5 Handkarten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_2</text:p>
          </table:table-cell>
          <table:table-cell office:value-type="string" calcext:value-type="string">
            <text:p>Die 5 Handkarten müssen sortiert werden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_3</text:p>
          </table:table-cell>
          <table:table-cell office:value-type="string" calcext:value-type="string">
            <text:p>Die 5 Handkarten müssen nach ihren Wert in absteigender Reihenfolge sortiert werden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Handkarten müssen ausgeteilt sein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Handkarten sortiert sin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piel muss gestartet und Handkarten ausgeteilt sei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uszuführende Schritte: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 wird gestarte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arten werden ausgeteil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andkarten werden dem Spieler in sortierter Reihenfolge angezeigt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Test am 5.6.15 – KI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Handkarten sortiert sin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piel muss gestartet und Handkarten ausgeteilt sei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andkarten werden dem Spieler in sortierter Reihenfolge angezeig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(KreuzUnter,KaroOber,HerzUnter,HerzOber,HerzKönig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"/>
          <table:table-cell table:number-columns-repeated="9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Handkarten sortiert sin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piel muss gestartet und Handkarten ausgeteilt sei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andkarten werden dem Spieler in sortierter Reihenfolge angezeig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pieler1: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KreuzBube, Kreuz10, KaroKönig, HerzKönig, Herz1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pieler2: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ikUnter, PikKönig, KaroBube,Karo10,HerzUnter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Test am 20.6.15 – 3 Spieler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Handkarten sortiert sin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piel muss gestartet und Handkarten ausgeteilt sei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andkarten werden dem Spieler in sortierter Reihenfolge angezeigt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00.00.0000</text:date>, <text:time style:data-style-name="N2" text:time-value="23:15:41.0465683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9T22:00:11.438443725</meta:creation-date>
    <dc:date>2015-06-22T23:16:16.367343014</dc:date>
    <meta:editing-duration>PT7H7M44S</meta:editing-duration>
    <meta:editing-cycles>69</meta:editing-cycles>
    <meta:generator>LibreOffice/4.2.7.2$Linux_X86_64 LibreOffice_project/420m0$Build-2</meta:generator>
    <meta:document-statistic meta:table-count="12" meta:cell-count="1261" meta:object-count="0"/>
  </office:meta>
</office:document-meta>
</file>